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0.503cm"/>
    </style:style>
    <style:style style:name="Tabla1.D" style:family="table-column">
      <style:table-column-properties style:column-width="0.688cm"/>
    </style:style>
    <style:style style:name="Tabla1.E" style:family="table-column">
      <style:table-column-properties style:column-width="12.12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a3c0" officeooo:paragraph-rsid="0003a3c0"/>
    </style:style>
    <style:style style:name="P2" style:family="paragraph" style:parent-style-name="Standard">
      <style:text-properties officeooo:rsid="0009d6af" officeooo:paragraph-rsid="00045769"/>
    </style:style>
    <style:style style:name="P3" style:family="paragraph" style:parent-style-name="Table_20_Contents">
      <style:text-properties officeooo:rsid="000df00c" officeooo:paragraph-rsid="00045769"/>
    </style:style>
    <style:style style:name="P4" style:family="paragraph" style:parent-style-name="Standard">
      <style:text-properties officeooo:rsid="00101a9c" officeooo:paragraph-rsid="00045769"/>
    </style:style>
    <style:style style:name="P5" style:family="paragraph" style:parent-style-name="Table_20_Contents">
      <style:text-properties officeooo:rsid="00101a9c" officeooo:paragraph-rsid="00045769"/>
    </style:style>
    <style:style style:name="P6" style:family="paragraph" style:parent-style-name="Standard">
      <style:text-properties officeooo:paragraph-rsid="00045769"/>
    </style:style>
    <style:style style:name="P7" style:family="paragraph" style:parent-style-name="Table_20_Contents">
      <style:text-properties officeooo:rsid="00045769" officeooo:paragraph-rsid="00045769"/>
    </style:style>
    <style:style style:name="P8" style:family="paragraph" style:parent-style-name="Standard">
      <style:text-properties officeooo:rsid="000543c9" officeooo:paragraph-rsid="000543c9"/>
    </style:style>
    <style:style style:name="P9" style:family="paragraph" style:parent-style-name="Table_20_Contents">
      <style:text-properties officeooo:rsid="000543c9" officeooo:paragraph-rsid="000543c9"/>
    </style:style>
    <style:style style:name="T1" style:family="text">
      <style:text-properties officeooo:rsid="0004576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.8</text:p>
      <text:p text:style-name="P1"/>
      <text:p text:style-name="P1">1. Enumera los requerimientos funcionales y no funcionales.</text:p>
      <text:p text:style-name="P1"/>
      <text:p text:style-name="P1">Funcionales:</text:p>
      <text:p text:style-name="P1"/>
      <text:p text:style-name="P1"><text:s text:c="2"/>*Seleccionar la persona con la que se va a comunicar el usuario.</text:p>
      <text:p text:style-name="P1"><text:s text:c="2"/>*Encriptar texto</text:p>
      <text:p text:style-name="P1"><text:s text:c="2"/>*Redirigir el texto a la localización de destino</text:p>
      <text:p text:style-name="P1"><text:s text:c="2"/>*Pasa por el servidor central donde persistirá la información</text:p>
      <text:p text:style-name="P1"><text:s text:c="2"/>*Si el destinatario esta en linea, se realiza la transferencia de datos</text:p>
      <text:p text:style-name="P1"><text:tab/>Sino, se realiza una comunicación posterior con el cliente para completar la transferencia de <text:s text:c="4"/><text:tab/>datos.</text:p>
      <text:p text:style-name="P1"/>
      <text:p text:style-name="P1">No funcionales:</text:p>
      <text:p text:style-name="P1"/>
      <text:p text:style-name="P1"><text:s text:c="2"/>*Latencia mínima</text:p>
      <text:p text:style-name="P1"><text:s text:c="2"/>*Posibilidad de emplear diferentes bases de datos en cualquier momento sin detener el sistema</text:p>
      <text:p text:style-name="P1"><text:s text:c="2"/>*Copias de seguridad programadas</text:p>
      <text:p text:style-name="P1"><text:s text:c="2"/>*Versiones de la aplicación para la compatibilidad de otros software.</text:p>
      <text:p text:style-name="P1"/>
      <text:p text:style-name="P1">2. Diseña un diagrama de dominio, identificando los conceptos mas relevantes del mundo real que intervienen en el análisis de la aplicación.</text:p>
      <text:p text:style-name="P1"/>
      <text:p text:style-name="P2"><text:s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Caso de uso</text:p>
          </table:table-cell>
          <table:table-cell table:style-name="Tabla1.B1" table:number-columns-spanned="4" office:value-type="string">
            <text:p text:style-name="P7">Sistema de mensajeria instantanea</text:p>
          </table:table-cell>
          <table:covered-table-cell/>
          <table:covered-table-cell/>
          <table:covered-table-cell/>
        </table:table-row>
        <table:table-row table:style-name="TableLine1990774911696">
          <table:table-cell table:style-name="Tabla1.A2" office:value-type="string">
            <text:p text:style-name="P3">Version</text:p>
          </table:table-cell>
          <table:table-cell table:style-name="Tabla1.A2" office:value-type="string">
            <text:p text:style-name="P3">1,0</text:p>
          </table:table-cell>
          <table:table-cell table:style-name="Tabla1.A2" table:number-columns-spanned="2" office:value-type="string">
            <text:p text:style-name="P3">Data</text:p>
          </table:table-cell>
          <table:covered-table-cell/>
          <table:table-cell table:style-name="Tabla1.E2" office:value-type="string">
            <text:p text:style-name="P3">0<text:span text:style-name="T1">8</text:span>/11/2021</text:p>
          </table:table-cell>
        </table:table-row>
        <table:table-row table:style-name="TableLine1990774914960">
          <table:table-cell table:style-name="Tabla1.A2" office:value-type="string">
            <text:p text:style-name="P3">Dependencias</text:p>
          </table:table-cell>
          <table:table-cell table:style-name="Tabla1.E2" table:number-columns-spanned="4" office:value-type="string">
            <text:p text:style-name="P7">Necesidad de un receptor</text:p>
          </table:table-cell>
          <table:covered-table-cell/>
          <table:covered-table-cell/>
          <table:covered-table-cell/>
        </table:table-row>
        <table:table-row table:style-name="TableLine1990774910064">
          <table:table-cell table:style-name="Tabla1.A2" office:value-type="string">
            <text:p text:style-name="P3">Precondicion</text:p>
          </table:table-cell>
          <table:table-cell table:style-name="Tabla1.E2" table:number-columns-spanned="4" office:value-type="string">
            <text:p text:style-name="P7">El usuario selecciona la persona con la que quiere la comunicacón</text:p>
          </table:table-cell>
          <table:covered-table-cell/>
          <table:covered-table-cell/>
          <table:covered-table-cell/>
        </table:table-row>
        <table:table-row table:style-name="TableLine1990774910336">
          <table:table-cell table:style-name="Tabla1.A2" office:value-type="string">
            <text:p text:style-name="P3">Flujo básico</text:p>
          </table:table-cell>
          <table:table-cell table:style-name="Tabla1.A2" table:number-columns-spanned="2" office:value-type="string">
            <text:p text:style-name="P3">Paso</text:p>
          </table:table-cell>
          <table:covered-table-cell/>
          <table:table-cell table:style-name="Tabla1.E2" table:number-columns-spanned="2" office:value-type="string">
            <text:p text:style-name="P6"/>
          </table:table-cell>
          <table:covered-table-cell/>
        </table:table-row>
        <table:table-row table:style-name="TableLine1990774927200">
          <table:table-cell table:style-name="Tabla1.A2" office:value-type="string">
            <text:p text:style-name="P3"/>
          </table:table-cell>
          <table:table-cell table:style-name="Tabla1.A2" table:number-columns-spanned="2" office:value-type="string">
            <text:p text:style-name="P3">1</text:p>
          </table:table-cell>
          <table:covered-table-cell/>
          <table:table-cell table:style-name="Tabla1.E2" table:number-columns-spanned="2" office:value-type="string">
            <text:p text:style-name="P8">Escribe el mensaje a enviar</text:p>
          </table:table-cell>
          <table:covered-table-cell/>
        </table:table-row>
        <table:table-row table:style-name="TableLine1990774932640">
          <table:table-cell table:style-name="Tabla1.A2" office:value-type="string">
            <text:p text:style-name="P3"/>
          </table:table-cell>
          <table:table-cell table:style-name="Tabla1.A2" table:number-columns-spanned="2" office:value-type="string">
            <text:p text:style-name="P3">2</text:p>
          </table:table-cell>
          <table:covered-table-cell/>
          <table:table-cell table:style-name="Tabla1.E2" table:number-columns-spanned="2" office:value-type="string">
            <text:p text:style-name="P8">Una vez enviado, el mensaje es encriptado</text:p>
          </table:table-cell>
          <table:covered-table-cell/>
        </table:table-row>
        <table:table-row table:style-name="TableLine1990774927744">
          <table:table-cell table:style-name="Tabla1.A2" office:value-type="string">
            <text:p text:style-name="P3"/>
          </table:table-cell>
          <table:table-cell table:style-name="Tabla1.A2" table:number-columns-spanned="2" office:value-type="string">
            <text:p text:style-name="P3">3</text:p>
          </table:table-cell>
          <table:covered-table-cell/>
          <table:table-cell table:style-name="Tabla1.E2" table:number-columns-spanned="2" office:value-type="string">
            <text:p text:style-name="P8">Una vez que se reciba el mensaje se completa la transferencia de datos</text:p>
          </table:table-cell>
          <table:covered-table-cell/>
        </table:table-row>
        <table:table-row table:style-name="TableLine1990774921760">
          <table:table-cell table:style-name="Tabla1.A2" office:value-type="string">
            <text:p text:style-name="P3"/>
          </table:table-cell>
          <table:table-cell table:style-name="Tabla1.A2" table:number-columns-spanned="2" office:value-type="string">
            <text:p text:style-name="P3">4</text:p>
          </table:table-cell>
          <table:covered-table-cell/>
          <table:table-cell table:style-name="Tabla1.E2" table:number-columns-spanned="2" office:value-type="string">
            <text:p text:style-name="P8"><text:span text:style-name="T3">Fin</text:span> del programa</text:p>
          </table:table-cell>
          <table:covered-table-cell/>
        </table:table-row>
        <table:table-row table:style-name="TableLine1990774928560">
          <table:table-cell table:style-name="Tabla1.A2" office:value-type="string">
            <text:p text:style-name="P5">Flujo Alternativo</text:p>
          </table:table-cell>
          <table:table-cell table:style-name="Tabla1.A2" table:number-columns-spanned="2" office:value-type="string">
            <text:p text:style-name="P5">Paso</text:p>
          </table:table-cell>
          <table:covered-table-cell/>
          <table:table-cell table:style-name="Tabla1.E2" table:number-columns-spanned="2" office:value-type="string">
            <text:p text:style-name="P4"/>
          </table:table-cell>
          <table:covered-table-cell/>
        </table:table-row>
        <table:table-row table:style-name="TableLine1990774929376"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9">3</text:p>
          </table:table-cell>
          <table:covered-table-cell/>
          <table:table-cell table:style-name="Tabla1.E2" table:number-columns-spanned="2" office:value-type="string">
            <text:p text:style-name="P8">Si la persona no está en linea, se hace la comunicación posterior con el cliente</text:p>
          </table:table-cell>
          <table:covered-table-cell/>
        </table:table-row>
        <table:table-row table:style-name="TableLine1990774930736">
          <table:table-cell table:style-name="Tabla1.A2" office:value-type="string">
            <text:p text:style-name="P5">Postcondicion</text:p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E2" table:number-columns-spanned="2" office:value-type="string">
            <text:p text:style-name="P4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2:12:38.354000000</meta:creation-date>
    <dc:date>2021-11-15T11:15:03.684000000</dc:date>
    <meta:editing-duration>PT20M7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41" meta:word-count="206" meta:character-count="1300" meta:non-whitespace-character-count="1109"/>
  </office:meta>
</office:document-meta>
</file>